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1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8.491cm" style:rel-column-width="32863*"/>
    </style:style>
    <style:style style:name="Tabla1.B" style:family="table-column">
      <style:table-column-properties style:column-width="8.442cm" style:rel-column-width="32672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4.196cm" style:rel-column-width="16240*"/>
    </style:style>
    <style:style style:name="Tabla2.B" style:family="table-column">
      <style:table-column-properties style:column-width="3.307cm" style:rel-column-width="12799*"/>
    </style:style>
    <style:style style:name="Tabla2.C" style:family="table-column">
      <style:table-column-properties style:column-width="4.591cm" style:rel-column-width="17769*"/>
    </style:style>
    <style:style style:name="Tabla2.D" style:family="table-column">
      <style:table-column-properties style:column-width="4.838cm" style:rel-column-width="18727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a6623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54823d" officeooo:paragraph-rsid="004a6623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4a6623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39e8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language="es" fo:country="ES" officeooo:paragraph-rsid="004935ed" fo:background-color="transparent" style:font-size-asian="10pt" style:font-size-complex="10pt"/>
    </style:style>
    <style:style style:name="P1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12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style:font-size-asian="10pt" style:font-size-complex="10pt"/>
    </style:style>
    <style:style style:name="P13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1f449d" style:font-size-asian="10pt" style:font-name-complex="Arial4" style:font-size-complex="10pt" style:font-weight-complex="bold"/>
    </style:style>
    <style:style style:name="P1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935ed" style:font-size-asian="10pt" style:font-name-complex="Arial4" style:font-size-complex="10pt"/>
    </style:style>
    <style:style style:name="P15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27f4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332f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a6623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3e9a0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5522f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rsid="00006a50" officeooo:paragraph-rsid="004935e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style:font-name="Arial1" fo:font-size="10pt" officeooo:paragraph-rsid="001f449d" style:font-size-asian="10pt" style:font-size-complex="10pt"/>
    </style:style>
    <style:style style:name="P23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4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rsid="005d1080" officeooo:paragraph-rsid="004a6623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5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paragraph-rsid="001f449d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26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4a6623"/>
    </style:style>
    <style:style style:name="P27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57cebd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a6623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47881a" officeooo:paragraph-rsid="004a6623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4a6623" fo:background-color="transparent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4a6623" fo:background-color="transparent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57cebd" fo:background-color="transparent" style:font-size-asian="10pt" style:font-weight-asian="normal" style:font-size-complex="10pt" style:font-weight-complex="normal"/>
    </style:style>
    <style:style style:name="P33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" fo:font-size="13pt" fo:font-style="italic" fo:font-weight="bold" officeooo:paragraph-rsid="003e9a08" style:font-size-asian="13pt" style:font-style-asian="italic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fo:font-weight="bold" officeooo:rsid="003d6560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2" style:family="text">
      <style:text-properties fo:color="#000000" loext:opacity="100%" fo:font-weight="bold" officeooo:rsid="003e9a08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1" fo:font-size="10pt" officeooo:rsid="005d108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fo:font-weight="bold" officeooo:rsid="00436bd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8" style:family="text">
      <style:text-properties officeooo:rsid="003e9a08" style:letter-kerning="true" style:font-name-asian="SimSun" style:language-asian="zh" style:country-asian="CN" style:font-name-complex="Lucida Sans" style:language-complex="hi" style:country-complex="IN"/>
    </style:style>
    <style:style style:name="T9" style:family="text">
      <style:text-properties style:letter-kerning="true" style:font-name-asian="SimSun" style:language-asian="zh" style:country-asian="CN" style:language-complex="hi" style:country-complex="IN"/>
    </style:style>
    <style:style style:name="T10" style:family="text">
      <style:text-properties style:letter-kerning="true" fo:background-color="transparent" loext:char-shading-value="0" style:font-name-asian="SimSun" style:language-asian="zh" style:country-asian="CN" style:language-complex="hi" style:country-complex="IN"/>
    </style:style>
    <style:style style:name="T11" style:family="text">
      <style:text-properties officeooo:rsid="004332f1" style:letter-kerning="true" fo:background-color="transparent" loext:char-shading-value="0" style:font-name-asian="SimSun" style:language-asian="zh" style:country-asian="CN" style:language-complex="hi" style:country-complex="IN"/>
    </style:style>
    <style:style style:name="T12" style:family="text">
      <style:text-properties officeooo:rsid="004332f1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24a0da" style:font-weight-asian="bold" style:font-weight-complex="bold"/>
    </style:style>
    <style:style style:name="T15" style:family="text">
      <style:text-properties fo:font-weight="bold" style:letter-kerning="true" style:font-name-asian="SimSun" style:language-asian="zh" style:country-asian="CN" style:font-weight-asian="bold" style:language-complex="hi" style:country-complex="IN"/>
    </style:style>
    <style:style style:name="T16" style:family="text">
      <style:text-properties fo:background-color="#ffff00" loext:char-shading-value="0"/>
    </style:style>
    <style:style style:name="T17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18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19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20" style:family="text">
      <style:text-properties fo:language="es" fo:country="ES" fo:font-weight="bold" officeooo:rsid="00149f96" fo:background-color="transparent" loext:char-shading-value="0" style:font-weight-asian="bold" style:font-weight-complex="bold"/>
    </style:style>
    <style:style style:name="T21" style:family="text">
      <style:text-properties officeooo:rsid="004a6623"/>
    </style:style>
    <style:style style:name="T22" style:family="text">
      <style:text-properties fo:color="#2a6099" loext:opacity="100%" fo:font-weight="bold" officeooo:rsid="005522f7" style:font-weight-asian="bold"/>
    </style:style>
    <style:style style:name="T23" style:family="text">
      <style:text-properties officeooo:rsid="00114627"/>
    </style:style>
    <style:style style:name="T24" style:family="text">
      <style:text-properties officeooo:rsid="0047881a"/>
    </style:style>
    <style:style style:name="T25" style:family="text">
      <style:text-properties officeooo:rsid="00519cf8"/>
    </style:style>
    <style:style style:name="T26" style:family="text">
      <style:text-properties officeooo:rsid="005522f7"/>
    </style:style>
    <style:style style:name="T27" style:family="text">
      <style:text-properties officeooo:rsid="0055b3e4"/>
    </style:style>
    <style:style style:name="T28" style:family="text">
      <style:text-properties officeooo:rsid="0057cebd"/>
    </style:style>
    <style:style style:name="T29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7">A</text:span><text:span text:style-name="T8">CUERDO PLENO APROBACIÓN DEFINITIVA</text:span></text:p>
      <text:p text:style-name="P11"/>
      <text:p text:style-name="P9">Número de expediente: $$V_NUMEXP$$ </text:p>
      <text:p text:style-name="P9">Nombre del expediente: $$V_TITULOEXP$$</text:p>
      <text:p text:style-name="P9">Fecha: $$DIA_SISTEMA$$ <text:span text:style-name="T12">de </text:span>$$MES_SISTEMA$$ <text:span text:style-name="T12">de </text:span>$$EJERCICIO_SISTEMA$$</text:p>
      <text:p text:style-name="P12"/>
      <text:p text:style-name="P18">Visto que el Pleno de la Corporación en sesión de $$F_F_APA$$ adoptó el acuerdo de aprobación inicial de la Ordenanza $$MUNICIPAL$$ Específica de Subvenciones $$MODALIDAD_SUBVENCION$$ $$DEL_AYTO$$ $$NOMBRE_AYTO$$. </text:p>
      <text:p text:style-name="P18">Visto que <text:span text:style-name="T27">el anuncio de exposición de </text:span>dicho <text:span text:style-name="T21">a</text:span>cuerdo fue publicado en el Boletín Oficial de la Provincia durante 30 días <text:span text:style-name="T12">hábiles</text:span>, durante los cuales <text:span text:style-name="T26">s</text:span>e han presentado las siguientes alegaciones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28">N</text:span><text:span text:style-name="T23">úmero registro de entrada</text:span></text:p>
          </table:table-cell>
          <table:table-cell table:style-name="Tabla1.B1" office:value-type="string">
            <text:p text:style-name="P6">Fecha</text:p>
          </table:table-cell>
        </table:table-row>
        <table:table-row table:style-name="TableLine2080472474176">
          <table:table-cell table:style-name="Tabla1.A2" office:value-type="string">
            <text:p text:style-name="P27"><text:text-input text:description="JOOScript">${(datos.att0)!}</text:text-input><text:span text:style-name="T14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1.B2" office:value-type="string">
            <text:p text:style-name="P7"><text:text-input text:description="JOOScript">${(datos.att1)!}</text:text-input></text:p>
          </table:table-cell>
        </table:table-row>
      </table:table>
      <text:p text:style-name="P18"/>
      <text:p text:style-name="P15">Visto el informe de<text:span text:style-name="T6"> Secretaría de $$F_F_IRR$$. </text:span></text:p>
      <text:p text:style-name="P19"><text:span text:style-name="T22">[En caso de que haya Dictamen de la Comisión Informativa]</text:span>De acuerdo con el Dictamen favorable de la Comisión Informativa, y en virtud de las atribuciones conferidas <text:span text:style-name="T25">al Pleno</text:span> $$DEL_AYTO$$ $$AYUNTAMIENTO$$ por el artículo 49 de la Ley 7/1985, de 2 de abril, <text:span text:style-name="T12">R</text:span>eguladora de las Bases del Régimen Local, </text:p>
      <text:p text:style-name="P20"><text:span text:style-name="T22">[En caso de que no haya Dictamen de la Comisión Informativa]</text:span><text:span text:style-name="T26">E</text:span>n virtud de las atribuciones conferidas <text:span text:style-name="T25">al Pleno</text:span> $$DEL_AYTO$$ $$AYUNTAMIENTO$$ por el artículo 49 de la Ley 7/1985, de 2 de abril, <text:span text:style-name="T12">R</text:span>eguladora de las Bases del Régimen Local, </text:p>
      <text:p text:style-name="P20"/>
      <text:p text:style-name="P16"/>
      <text:p text:style-name="P22"><text:span text:style-name="T1">A</text:span><text:span text:style-name="T2">CUERDA</text:span></text:p>
      <text:p text:style-name="P16"/>
      <text:p text:style-name="P26"><text:span text:style-name="T5">PRIMERO</text:span><text:span text:style-name="T3">.- Las alegaciones presentadas </text:span><text:span text:style-name="T4">son las siguiente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8"><text:span text:style-name="T28">N</text:span>úmero <text:span text:style-name="T24">registro de entrada</text:span></text:p>
          </table:table-cell>
          <table:table-cell table:style-name="Tabla2.A1" office:value-type="string">
            <text:p text:style-name="P29">Fecha</text:p>
          </table:table-cell>
          <table:table-cell table:style-name="Tabla2.A1" office:value-type="string">
            <text:p text:style-name="P29">Alegación</text:p>
          </table:table-cell>
          <table:table-cell table:style-name="Tabla2.D1" office:value-type="string">
            <text:p text:style-name="P29">Motivación de la estimación/desestimación</text:p>
          </table:table-cell>
        </table:table-row>
        <table:table-row table:style-name="TableLine2080472475536">
          <table:table-cell table:style-name="Tabla2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2.B2" office:value-type="string">
            <text:p text:style-name="P30"><text:text-input text:description="JOOScript">${(datos.att1)!}</text:text-input></text:p>
          </table:table-cell>
          <table:table-cell table:style-name="Tabla2.C2" office:value-type="string">
            <text:p text:style-name="P31"><text:text-input text:description="JOOScript">${(datos.att2)!}</text:text-input></text:p>
          </table:table-cell>
          <table:table-cell table:style-name="Tabla2.D2" office:value-type="string">
            <text:p text:style-name="P30"><text:text-input text:description="JOOScript">${(datos.att3)!}</text:text-input></text:p>
          </table:table-cell>
        </table:table-row>
      </table:table>
      <text:p text:style-name="P24"/>
      <text:p text:style-name="P23">[En el caso de que alguna alegación presentada se estime, afectando al texto de la Ordenanza, se procederá a indicar la modificación propuesta con respecto al texto inicialmente aprobado]</text:p>
      <text:p text:style-name="P16"><text:span text:style-name="T13">SEGUNDO</text:span>.- La aprobación definitiva de la Ordenanza $$MUNICIPAL$$ Específica de Subvenciones $$MODALIDAD_SUBVENCION$$.</text:p>
      <text:p text:style-name="P25">[Transcribir texto de la Ordenanza ya modificado, <text:span text:style-name="T26">en su caso</text:span>]</text:p>
      <text:p text:style-name="P16"><text:span text:style-name="T13">TERCERO</text:span>.- Publicar el acuerdo definitivo y el texto íntegro de la Ordenanza aprobada en el Boletín Oficial de la provincia.</text:p>
      <text:p text:style-name="P17"><text:span text:style-name="T13">CUARTO</text:span>.- Que el acuerdo y el texto íntegro de la Ordenanza, definitivamente aprobada, se comunique a la Administración del Estado y de la Comunidad Autónoma en cumplimiento de lo dispuesto en el artículo 65 y 70.2 de la Ley 7/1985, de 2 de abril.</text:p>
      <text:p text:style-name="P17"><text:soft-page-break/><text:span text:style-name="T13">QUINTO</text:span>.- La Ordenanza $$MUNICIPAL$$ Específica de Subvenciones $$MODALIDAD_SUBVENCION$$ entrará en vigor transcurridos 15 días <text:span text:style-name="T12">hábiles </text:span>desde la recepción del acuerdo remitido conforme al punto Cuarto del presente acuerdo, en cumplimiento del artículo 70.2 de la Ley 7/1985, de 2 de abril. </text:p>
      <text:p text:style-name="P13"><text:span text:style-name="T15">SEXTO</text:span><text:span text:style-name="T9">.-</text:span><text:span text:style-name="T10"> Notificar el presente acuerdo a los/</text:span><text:span text:style-name="T11">as</text:span><text:span text:style-name="T10"> interesados/</text:span><text:span text:style-name="T11">as</text:span><text:span text:style-name="T10">, a los efectos oportunos y con indicación de los recursos que procedan.</text:span></text:p>
      <text:p text:style-name="P8"><text:span text:style-name="T6">$$PIE_CON_ADMVO_REC_CONV$$</text:span><text:span text:style-name="T16"> </text:span></text:p>
      <text:p text:style-name="P10"/>
      <text:p text:style-name="P14"><text:span text:style-name="Fuente_20_de_20_párrafo_20_predeter."><text:span text:style-name="T19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8"><text:text-input text:description="JOOScript">${(FIRMANTES_FDO_AUXILIAR)!}</text:text-input></text:span></text:span><text:span text:style-name="T20"><text:s/></text:span><text:span text:style-name="Fuente_20_de_20_párrafo_20_predeter."><text:span text:style-name="T17"><text:text-input text:description="JOOScript">${(FIRMANTES_AUXILIAR)!}</text:text-input></text:span></text:span><text:span text:style-name="Fuente_20_de_20_párrafo_20_predeter."><text:span text:style-name="T17"><text:s/></text:span></text:span></text:p>
      <text:p text:style-name="P21"><text:span text:style-name="Fuente_20_de_20_párrafo_20_predeter."><text:span text:style-name="T17"><text:text-input text:description="JOOScript">${(FIRMANTE_DELEGACION_AUXILIAR)!}</text:text-input></text:span></text:span><text:span text:style-name="Fuente_20_de_20_párrafo_20_predeter."><text:span text:style-name="T1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1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7</meta:editing-cycles>
    <meta:creation-date>2019-09-12T08:50:52.807000000</meta:creation-date>
    <meta:editing-duration>P1DT9H3M10S</meta:editing-duration>
    <meta:generator>LibreOffice/7.0.2.2$Windows_X86_64 LibreOffice_project/8349ace3c3162073abd90d81fd06dcfb6b36b994</meta:generator>
    <dc:date>2021-03-17T09:39:54.844000000</dc:date>
    <meta:document-statistic meta:table-count="2" meta:image-count="0" meta:object-count="0" meta:page-count="2" meta:paragraph-count="39" meta:word-count="405" meta:character-count="2836" meta:non-whitespace-character-count="247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